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15.999cm" svg:height="8.999cm" svg:x="1.606cm" svg:y="8.759cm">
            <draw:object draw:notify-on-update-of-ranges="Foglio1.I10:Foglio1.I16 Foglio1.H10:Foglio1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urva base NTC</text:p>
          </table:table-cell>
          <table:covered-table-cell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88" calcext:value-type="float">
            <text:p>12488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90" calcext:value-type="float">
            <text:p>11990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10995" calcext:value-type="float">
            <text:p>1099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93" calcext:value-type="float">
            <text:p>11493</text:p>
          </table:table-cell>
          <table:table-cell table:number-columns-repeated="8"/>
          <table:table-cell office:value-type="float" office:value="23.1" calcext:value-type="float">
            <text:p>23,1</text:p>
          </table:table-cell>
          <table:table-cell table:formula="of:=[.L3]-[.$M$13]" office:value-type="float" office:value="10945.3" calcext:value-type="float">
            <text:p>10945,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95" calcext:value-type="float">
            <text:p>10995</text:p>
          </table:table-cell>
          <table:table-cell table:number-columns-repeated="3"/>
          <table:table-cell table:style-name="ce3" office:value-type="string" calcext:value-type="string">
            <text:p>V ref</text:p>
          </table:table-cell>
          <table:table-cell table:number-columns-repeated="4"/>
          <table:table-cell office:value-type="float" office:value="23.2" calcext:value-type="float">
            <text:p>23,2</text:p>
          </table:table-cell>
          <table:table-cell table:formula="of:=[.L4]-[.$M$13]" office:value-type="float" office:value="10895.6" calcext:value-type="float">
            <text:p>10895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98" calcext:value-type="float">
            <text:p>10498</text:p>
          </table:table-cell>
          <table:table-cell table:number-columns-repeated="3"/>
          <table:table-cell table:style-name="ce4" office:value-type="float" office:value="5.12" calcext:value-type="float">
            <text:p>5,12</text:p>
          </table:table-cell>
          <table:table-cell table:number-columns-repeated="4"/>
          <table:table-cell office:value-type="float" office:value="23.3" calcext:value-type="float">
            <text:p>23,3</text:p>
          </table:table-cell>
          <table:table-cell table:formula="of:=[.L5]-[.$M$13]" office:value-type="float" office:value="10845.9" calcext:value-type="float">
            <text:p>10845,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Rs ADC</text:p>
          </table:table-cell>
          <table:table-cell table:number-columns-repeated="4"/>
          <table:table-cell office:value-type="float" office:value="23.4" calcext:value-type="float">
            <text:p>23,4</text:p>
          </table:table-cell>
          <table:table-cell table:formula="of:=[.L6]-[.$M$13]" office:value-type="float" office:value="10796.2" calcext:value-type="float">
            <text:p>10796,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12" calcext:value-type="float">
            <text:p>9612</text:p>
          </table:table-cell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5" office:value-type="float" office:value="5600" calcext:value-type="float">
            <text:p>5600</text:p>
          </table:table-cell>
          <table:table-cell/>
          <table:table-cell table:style-name="ce4" office:value-type="string" calcext:value-type="string">
            <text:p>Noctua</text:p>
          </table:table-cell>
          <table:table-cell table:number-columns-repeated="2"/>
          <table:table-cell office:value-type="float" office:value="23.5" calcext:value-type="float">
            <text:p>23,5</text:p>
          </table:table-cell>
          <table:table-cell table:formula="of:=[.L7]-[.$M$13]" office:value-type="float" office:value="10746.5" calcext:value-type="float">
            <text:p>10746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24" calcext:value-type="float">
            <text:p>9224</text:p>
          </table:table-cell>
          <table:table-cell/>
          <table:table-cell table:style-name="ce3" office:value-type="string" calcext:value-type="string">
            <text:p>°C</text:p>
          </table:table-cell>
          <table:table-cell table:style-name="ce3" office:value-type="string" calcext:value-type="string">
            <text:p>NTC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RPM</text:p>
          </table:table-cell>
          <table:table-cell table:style-name="ce3" office:value-type="string" calcext:value-type="string">
            <text:p>Dty</text:p>
          </table:table-cell>
          <table:table-cell/>
          <table:table-cell office:value-type="float" office:value="23.6" calcext:value-type="float">
            <text:p>23,6</text:p>
          </table:table-cell>
          <table:table-cell table:formula="of:=[.L8]-[.$M$13]" office:value-type="float" office:value="10696.8" calcext:value-type="float">
            <text:p>10696,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35" calcext:value-type="float">
            <text:p>8835</text:p>
          </table:table-cell>
          <table:table-cell table:style-name="ce2" table:formula="of:=[.F10]/[.$F$6]*255" office:value-type="float" office:value="176.052631578947" calcext:value-type="float">
            <text:p>176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[.B2]+[.$E$8]" office:value-type="float" office:value="12488" calcext:value-type="float">
            <text:p>12488</text:p>
          </table:table-cell>
          <table:table-cell table:style-name="ce6" table:formula="of:=[.$F$6]/([.E10]+[.$F$8])*[.E10]" office:value-type="float" office:value="3.53486068111455" calcext:value-type="float">
            <text:p>3,534860681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.7" calcext:value-type="float">
            <text:p>23,7</text:p>
          </table:table-cell>
          <table:table-cell table:formula="of:=[.L9]-[.$M$13]" office:value-type="float" office:value="10647.1" calcext:value-type="float">
            <text:p>10647,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47" calcext:value-type="float">
            <text:p>8447</text:p>
          </table:table-cell>
          <table:table-cell table:style-name="ce2" table:formula="of:=[.F11]/[.$F$6]*255" office:value-type="float" office:value="163.461538461538" calcext:value-type="float">
            <text:p>163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[.B7]+[.$E$8]" office:value-type="float" office:value="10000" calcext:value-type="float">
            <text:p>10000</text:p>
          </table:table-cell>
          <table:table-cell table:style-name="ce6" table:formula="of:=[.$F$6]/([.E11]+[.$F$8])*[.E11]" office:value-type="float" office:value="3.28205128205128" calcext:value-type="float">
            <text:p>3,2820512821</text:p>
          </table:table-cell>
          <table:table-cell table:formula="of:=[.F10]-[.F11]" office:value-type="float" office:value="0.25280939906327" calcext:value-type="float">
            <text:p>0,2528093991</text:p>
          </table:table-cell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.8" calcext:value-type="float">
            <text:p>23,8</text:p>
          </table:table-cell>
          <table:table-cell table:formula="of:=[.L10]-[.$M$13]" office:value-type="float" office:value="10597.4" calcext:value-type="float">
            <text:p>10597,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59" calcext:value-type="float">
            <text:p>8059</text:p>
          </table:table-cell>
          <table:table-cell table:style-name="ce2" table:formula="of:=[.F12]/[.$F$6]*255" office:value-type="float" office:value="150.453547111794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[.B12]+[.$E$8]" office:value-type="float" office:value="8059" calcext:value-type="float">
            <text:p>8059</text:p>
          </table:table-cell>
          <table:table-cell table:style-name="ce6" table:formula="of:=[.$F$6]/([.E12]+[.$F$8])*[.E12]" office:value-type="float" office:value="3.02087122044073" calcext:value-type="float">
            <text:p>3,0208712204</text:p>
          </table:table-cell>
          <table:table-cell table:formula="of:=[.F11]-[.F12]" office:value-type="float" office:value="0.261180061610547" calcext:value-type="float">
            <text:p>0,2611800616</text:p>
          </table:table-cell>
          <table:table-cell office:value-type="float" office:value="680" calcext:value-type="float">
            <text:p>6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3.9" calcext:value-type="float">
            <text:p>23,9</text:p>
          </table:table-cell>
          <table:table-cell table:formula="of:=[.L11]-[.$M$13]" office:value-type="float" office:value="10547.7" calcext:value-type="float">
            <text:p>10547,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35" calcext:value-type="float">
            <text:p>6535</text:p>
          </table:table-cell>
          <table:table-cell table:style-name="ce2" table:formula="of:=[.F13]/[.$F$6]*255" office:value-type="float" office:value="137.323856613103" calcext:value-type="float">
            <text:p>137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formula="of:=[.B13]+[.$E$8]" office:value-type="float" office:value="6535" calcext:value-type="float">
            <text:p>6535</text:p>
          </table:table-cell>
          <table:table-cell table:style-name="ce6" table:formula="of:=[.$F$6]/([.E13]+[.$F$8])*[.E13]" office:value-type="float" office:value="2.75724763081994" calcext:value-type="float">
            <text:p>2,7572476308</text:p>
          </table:table-cell>
          <table:table-cell table:formula="of:=[.F12]-[.F13]" office:value-type="float" office:value="0.263623589620793" calcext:value-type="float">
            <text:p>0,2636235896</text:p>
          </table:table-cell>
          <table:table-cell office:value-type="float" office:value="810" calcext:value-type="float">
            <text:p>81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0498" calcext:value-type="float">
            <text:p>10498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30" calcext:value-type="float">
            <text:p>5330</text:p>
          </table:table-cell>
          <table:table-cell table:style-name="ce2" table:formula="of:=[.F14]/[.$F$6]*255" office:value-type="float" office:value="124.350411710887" calcext:value-type="float">
            <text:p>12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[.B14]+[.$E$8]" office:value-type="float" office:value="5330" calcext:value-type="float">
            <text:p>5330</text:p>
          </table:table-cell>
          <table:table-cell table:style-name="ce6" table:formula="of:=[.$F$6]/([.E14]+[.$F$8])*[.E14]" office:value-type="float" office:value="2.49676120768527" calcext:value-type="float">
            <text:p>2,4967612077</text:p>
          </table:table-cell>
          <table:table-cell table:formula="of:=[.F13]-[.F14]" office:value-type="float" office:value="0.260486423134672" calcext:value-type="float">
            <text:p>0,2604864231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16.4" calcext:value-type="float">
            <text:p>16,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72" calcext:value-type="float">
            <text:p>4372</text:p>
          </table:table-cell>
          <table:table-cell table:style-name="ce2" table:formula="of:=[.F15]/[.$F$6]*255" office:value-type="float" office:value="111.799037304452" calcext:value-type="float">
            <text:p>112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[.B15]+[.$E$8]" office:value-type="float" office:value="4372" calcext:value-type="float">
            <text:p>4372</text:p>
          </table:table-cell>
          <table:table-cell table:style-name="ce6" table:formula="of:=[.$F$6]/([.E15]+[.$F$8])*[.E15]" office:value-type="float" office:value="2.2447492980345" calcext:value-type="float">
            <text:p>2,244749298</text:p>
          </table:table-cell>
          <table:table-cell table:formula="of:=[.F14]-[.F15]" office:value-type="float" office:value="0.252011909650773" calcext:value-type="float">
            <text:p>0,2520119097</text:p>
          </table:table-cell>
          <table:table-cell office:value-type="float" office:value="1140" calcext:value-type="float">
            <text:p>114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05" calcext:value-type="float">
            <text:p>3605</text:p>
          </table:table-cell>
          <table:table-cell table:style-name="ce2" table:formula="of:=[.F16]/[.$F$6]*255" office:value-type="float" office:value="99.8669201520913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[.B16]+[.$E$8]" office:value-type="float" office:value="3605" calcext:value-type="float">
            <text:p>3605</text:p>
          </table:table-cell>
          <table:table-cell table:style-name="ce6" table:formula="of:=[.$F$6]/([.E16]+[.$F$8])*[.E16]" office:value-type="float" office:value="2.0051711026616" calcext:value-type="float">
            <text:p>2,0051711027</text:p>
          </table:table-cell>
          <table:table-cell table:formula="of:=[.F15]-[.F16]" office:value-type="float" office:value="0.239578195372899" calcext:value-type="float">
            <text:p>0,2395781954</text:p>
          </table:table-cell>
          <table:table-cell office:value-type="float" office:value="1230" calcext:value-type="float">
            <text:p>1230</text:p>
          </table:table-cell>
          <table:table-cell office:value-type="float" office:value="100" calcext:value-type="float">
            <text:p>100</text:p>
          </table:table-cell>
          <table:table-cell office:value-type="float" office:value="19.2" calcext:value-type="float">
            <text:p>19,2</text:p>
          </table:table-cell>
          <table:table-cell office:value-type="float" office:value="25.1" calcext:value-type="float">
            <text:p>25,1</text:p>
          </table:table-cell>
          <table:table-cell table:formula="of:=[.L15]-[.$M$25]" office:value-type="float" office:value="9961.2" calcext:value-type="float">
            <text:p>9961,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string" calcext:value-type="string">
            <text:p>max/min</text:p>
          </table:table-cell>
          <table:table-cell table:number-columns-repeated="4"/>
          <table:table-cell office:value-type="float" office:value="25.2" calcext:value-type="float">
            <text:p>25,2</text:p>
          </table:table-cell>
          <table:table-cell table:formula="of:=[.L16]-[.$M$25]" office:value-type="float" office:value="9922.4" calcext:value-type="float">
            <text:p>9922,4</text:p>
          </table:table-cell>
          <table:table-cell/>
        </table:table-row>
        <table:table-row table:style-name="ro1">
          <table:table-cell table:number-columns-repeated="5"/>
          <table:table-cell table:formula="of:=[.F10]-[.F16]" office:value-type="float" office:value="1.52968957845295" calcext:value-type="float">
            <text:p>1,5296895785</text:p>
          </table:table-cell>
          <table:table-cell table:number-columns-repeated="4"/>
          <table:table-cell office:value-type="float" office:value="25.3" calcext:value-type="float">
            <text:p>25,3</text:p>
          </table:table-cell>
          <table:table-cell table:formula="of:=[.L17]-[.$M$25]" office:value-type="float" office:value="9883.6" calcext:value-type="float">
            <text:p>9883,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4" calcext:value-type="float">
            <text:p>25,4</text:p>
          </table:table-cell>
          <table:table-cell table:formula="of:=[.L18]-[.$M$25]" office:value-type="float" office:value="9844.8" calcext:value-type="float">
            <text:p>9844,8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5" calcext:value-type="float">
            <text:p>25,5</text:p>
          </table:table-cell>
          <table:table-cell table:formula="of:=[.L19]-[.$M$25]" office:value-type="float" office:value="9806" calcext:value-type="float">
            <text:p>9806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spanned="2" table:number-rows-spanned="1"/>
          <table:covered-table-cell/>
          <table:table-cell table:number-columns-repeated="4"/>
          <table:table-cell office:value-type="float" office:value="25.6" calcext:value-type="float">
            <text:p>25,6</text:p>
          </table:table-cell>
          <table:table-cell table:formula="of:=[.L20]-[.$M$25]" office:value-type="float" office:value="9767.2" calcext:value-type="float">
            <text:p>9767,2</text:p>
          </table:table-cell>
          <table:table-cell/>
        </table:table-row>
        <table:table-row table:style-name="ro1">
          <table:table-cell table:number-columns-repeated="9"/>
          <table:table-cell table:formula="of:=[.L10]-[.L19]" office:value-type="float" office:value="802.299999999992" calcext:value-type="float">
            <text:p>802,3</text:p>
          </table:table-cell>
          <table:table-cell office:value-type="float" office:value="25.7" calcext:value-type="float">
            <text:p>25,7</text:p>
          </table:table-cell>
          <table:table-cell table:formula="of:=[.L21]-[.$M$25]" office:value-type="float" office:value="9728.40000000001" calcext:value-type="float">
            <text:p>9728,4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8" calcext:value-type="float">
            <text:p>25,8</text:p>
          </table:table-cell>
          <table:table-cell table:formula="of:=[.L22]-[.$M$25]" office:value-type="float" office:value="9689.60000000001" calcext:value-type="float">
            <text:p>9689,6</text:p>
          </table:table-cell>
          <table:table-cell/>
        </table:table-row>
        <table:table-row table:style-name="ro1">
          <table:table-cell table:number-columns-repeated="10"/>
          <table:table-cell office:value-type="float" office:value="25.9" calcext:value-type="float">
            <text:p>25,9</text:p>
          </table:table-cell>
          <table:table-cell table:formula="of:=[.L23]-[.$M$25]" office:value-type="float" office:value="9650.80000000001" calcext:value-type="float">
            <text:p>9650,8</text:p>
          </table:table-cell>
          <table:table-cell/>
        </table:table-row>
        <table:table-row table:style-name="ro1">
          <table:table-cell table:number-columns-repeated="9"/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9612" calcext:value-type="float">
            <text:p>9612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table:number-columns-repeated="9"/>
          <table:table-cell table:style-name="ce4"/>
          <table:table-cell office:value-type="float" office:value="26.1" calcext:value-type="float">
            <text:p>26,1</text:p>
          </table:table-cell>
          <table:table-cell table:formula="of:=[.L25]-[.$M$25]" office:value-type="float" office:value="9573.2" calcext:value-type="float">
            <text:p>9573,2</text:p>
          </table:table-cell>
          <table:table-cell/>
        </table:table-row>
        <table:table-row table:style-name="ro1">
          <table:table-cell table:number-columns-repeated="8"/>
          <table:table-cell table:style-name="ce3" table:number-columns-repeated="2"/>
          <table:table-cell office:value-type="float" office:value="26.2" calcext:value-type="float">
            <text:p>26,2</text:p>
          </table:table-cell>
          <table:table-cell table:formula="of:=[.L26]-[.$M$25]" office:value-type="float" office:value="9534.4" calcext:value-type="float">
            <text:p>9534,4</text:p>
          </table:table-cell>
          <table:table-cell/>
        </table:table-row>
        <table:table-row table:style-name="ro1">
          <table:table-cell table:number-columns-repeated="8"/>
          <table:table-cell table:style-name="ce4"/>
          <table:table-cell table:style-name="ce5"/>
          <table:table-cell office:value-type="float" office:value="26.3" calcext:value-type="float">
            <text:p>26,3</text:p>
          </table:table-cell>
          <table:table-cell table:formula="of:=[.L27]-[.$M$25]" office:value-type="float" office:value="9495.6" calcext:value-type="float">
            <text:p>9495,6</text:p>
          </table:table-cell>
          <table:table-cell/>
        </table:table-row>
        <table:table-row table:style-name="ro1">
          <table:table-cell table:number-columns-repeated="7"/>
          <table:table-cell table:style-name="ce3" table:number-columns-repeated="3"/>
          <table:table-cell office:value-type="float" office:value="26.4" calcext:value-type="float">
            <text:p>26,4</text:p>
          </table:table-cell>
          <table:table-cell table:formula="of:=[.L28]-[.$M$25]" office:value-type="float" office:value="9456.8" calcext:value-type="float">
            <text:p>9456,8</text:p>
          </table:table-cell>
          <table:table-cell table:style-name="ce3"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6.5" calcext:value-type="float">
            <text:p>26,5</text:p>
          </table:table-cell>
          <table:table-cell table:formula="of:=[.L29]-[.$M$25]" office:value-type="float" office:value="9418" calcext:value-type="float">
            <text:p>9418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6.6" calcext:value-type="float">
            <text:p>26,6</text:p>
          </table:table-cell>
          <table:table-cell table:formula="of:=[.L30]-[.$M$25]" office:value-type="float" office:value="9379.2" calcext:value-type="float">
            <text:p>9379,2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6.7" calcext:value-type="float">
            <text:p>26,7</text:p>
          </table:table-cell>
          <table:table-cell table:formula="of:=[.L31]-[.$M$25]" office:value-type="float" office:value="9340.4" calcext:value-type="float">
            <text:p>9340,4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6.8" calcext:value-type="float">
            <text:p>26,8</text:p>
          </table:table-cell>
          <table:table-cell table:formula="of:=[.L32]-[.$M$25]" office:value-type="float" office:value="9301.60000000001" calcext:value-type="float">
            <text:p>9301,6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6.9" calcext:value-type="float">
            <text:p>26,9</text:p>
          </table:table-cell>
          <table:table-cell table:formula="of:=[.L33]-[.$M$25]" office:value-type="float" office:value="9262.80000000001" calcext:value-type="float">
            <text:p>9262,8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office:value-type="float" office:value="27" calcext:value-type="float">
            <text:p>27</text:p>
          </table:table-cell>
          <table:table-cell office:value-type="float" office:value="9224" calcext:value-type="float">
            <text:p>9224</text:p>
          </table:table-cell>
          <table:table-cell/>
        </table:table-row>
        <table:table-row table:style-name="ro1">
          <table:table-cell table:number-columns-repeated="7"/>
          <table:table-cell table:style-name="ce4" table:number-columns-repeated="2"/>
          <table:table-cell table:style-name="ce6"/>
          <table:table-cell table:number-columns-repeated="3"/>
        </table:table-row>
        <table:table-row table:style-name="ro1">
          <table:table-cell table:number-columns-repeated="9"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a 23,7°C ntc 9850 (25,4° errore +1,7°)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table:formula="of:=9850+802" office:value-type="float" office:value="10652" calcext:value-type="float">
            <text:p>106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1" number:min-integer-digits="1"/>
    </number:number-style>
    <number:number-style style:name="N105">
      <number:number number:decimal-places="12" number:min-integer-digits="1"/>
    </number:number-style>
    <number:number-style style:name="N106">
      <number:number number:decimal-places="13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0:55:21.248000000</meta:creation-date>
    <dc:date>2014-07-01T22:43:19.321000000</dc:date>
    <meta:editing-duration>PT11H36M36S</meta:editing-duration>
    <meta:editing-cycles>7</meta:editing-cycles>
    <meta:generator>LibreOffice/4.2.4.2$Windows_x86 LibreOffice_project/63150712c6d317d27ce2db16eb94c2f3d7b699f8</meta:generator>
    <meta:document-statistic meta:table-count="1" meta:cell-count="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068cm" svg:y="4.201cm" style:legend-expansion="high" chart:style-name="ch2"/>
        <chart:plot-area chart:style-name="ch3" table:cell-range-address="Foglio1.H10:Foglio1.I16" svg:x="0.77cm" svg:y="0.855cm" svg:width="11.658cm" svg:height="7.545cm">
          <chartooo:coordinate-region svg:x="1.763cm" svg:y="1.055cm" svg:width="10.386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H10:Foglio1.H16" chart:class="chart:scatter">
            <chart:domain table:cell-range-address="Foglio1.I10:Foglio1.I16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Foglio1.I10:Foglio1.I16</svg:desc>
                </draw:g>
              </table:table-cell>
              <table:table-cell office:value-type="float" office:value="550">
                <text:p>550</text:p>
                <draw:g>
                  <svg:desc>Foglio1.H10:Foglio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">
                <text:p>92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30">
                <text:p>1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